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36536"/>
    </style:style>
    <style:style style:name="P2" style:family="paragraph" style:parent-style-name="Text_20_body">
      <style:text-properties officeooo:paragraph-rsid="0255035f"/>
    </style:style>
    <style:style style:name="P3" style:family="paragraph" style:parent-style-name="Text_20_body">
      <style:text-properties officeooo:paragraph-rsid="0256e2d0"/>
    </style:style>
    <style:style style:name="P4" style:family="paragraph" style:parent-style-name="Text_20_body">
      <style:text-properties officeooo:paragraph-rsid="0258a619"/>
    </style:style>
    <style:style style:name="P5" style:family="paragraph" style:parent-style-name="Text_20_body">
      <style:text-properties officeooo:paragraph-rsid="025a010f"/>
    </style:style>
    <style:style style:name="P6" style:family="paragraph" style:parent-style-name="Text_20_body">
      <style:text-properties officeooo:paragraph-rsid="025ad498"/>
    </style:style>
    <style:style style:name="P7" style:family="paragraph" style:parent-style-name="Text_20_body">
      <style:text-properties officeooo:paragraph-rsid="025f8323"/>
    </style:style>
    <style:style style:name="P8" style:family="paragraph" style:parent-style-name="Text_20_body">
      <style:text-properties officeooo:paragraph-rsid="0264823e"/>
    </style:style>
    <style:style style:name="P9" style:family="paragraph" style:parent-style-name="Heading_20_2">
      <style:text-properties officeooo:rsid="0255035f"/>
    </style:style>
    <style:style style:name="P10" style:family="paragraph" style:parent-style-name="Heading_20_2">
      <style:text-properties officeooo:rsid="02671358"/>
    </style:style>
    <style:style style:name="P11" style:family="paragraph" style:parent-style-name="Heading_20_2">
      <style:text-properties officeooo:rsid="027649df"/>
    </style:style>
    <style:style style:name="P12" style:family="paragraph" style:parent-style-name="Heading_20_2">
      <style:text-properties officeooo:paragraph-rsid="02ba4e0a"/>
    </style:style>
    <style:style style:name="P13" style:family="paragraph" style:parent-style-name="Heading_20_1" style:master-page-name="Standard">
      <style:paragraph-properties style:page-number="auto"/>
      <style:text-properties officeooo:rsid="02536536" officeooo:paragraph-rsid="02536536"/>
    </style:style>
    <style:style style:name="P14" style:family="paragraph" style:parent-style-name="Heading_20_1">
      <style:text-properties officeooo:rsid="0255035f" officeooo:paragraph-rsid="0255035f"/>
    </style:style>
    <style:style style:name="P15" style:family="paragraph" style:parent-style-name="Text_20_body">
      <style:text-properties officeooo:rsid="0255035f" officeooo:paragraph-rsid="0255035f"/>
    </style:style>
    <style:style style:name="P16" style:family="paragraph" style:parent-style-name="Text_20_body">
      <style:text-properties officeooo:rsid="0256e2d0" officeooo:paragraph-rsid="0256e2d0"/>
    </style:style>
    <style:style style:name="P17" style:family="paragraph" style:parent-style-name="Text_20_body">
      <style:text-properties officeooo:rsid="025a697d" officeooo:paragraph-rsid="025a010f"/>
    </style:style>
    <style:style style:name="P18" style:family="paragraph" style:parent-style-name="Text_20_body">
      <style:text-properties fo:font-weight="bold" officeooo:rsid="025f8323" officeooo:paragraph-rsid="025f8323" style:font-weight-asian="bold" style:font-weight-complex="bold"/>
    </style:style>
    <style:style style:name="P19" style:family="paragraph" style:parent-style-name="Text_20_body">
      <style:text-properties officeooo:rsid="02628c1f" officeooo:paragraph-rsid="02628c1f"/>
    </style:style>
    <style:style style:name="P20" style:family="paragraph" style:parent-style-name="Text_20_body">
      <style:text-properties officeooo:rsid="0266d423" officeooo:paragraph-rsid="0264823e"/>
    </style:style>
    <style:style style:name="P21" style:family="paragraph" style:parent-style-name="Text_20_body" style:list-style-name="L1">
      <style:text-properties officeooo:paragraph-rsid="026ca408"/>
    </style:style>
    <style:style style:name="P22" style:family="paragraph" style:parent-style-name="Text_20_body" style:list-style-name="L1">
      <style:text-properties officeooo:paragraph-rsid="026cbb06"/>
    </style:style>
    <style:style style:name="P23" style:family="paragraph" style:parent-style-name="Text_20_body" style:list-style-name="L1">
      <style:text-properties officeooo:paragraph-rsid="02715cf0"/>
    </style:style>
    <style:style style:name="P24" style:family="paragraph" style:parent-style-name="Text_20_body" style:list-style-name="L1">
      <style:text-properties officeooo:paragraph-rsid="027461d6"/>
    </style:style>
    <style:style style:name="P25" style:family="paragraph" style:parent-style-name="Text_20_body" style:list-style-name="L1">
      <style:text-properties officeooo:rsid="0267cb66" officeooo:paragraph-rsid="0267cb66"/>
    </style:style>
    <style:style style:name="P26" style:family="paragraph" style:parent-style-name="Text_20_body" style:list-style-name="L1">
      <style:text-properties officeooo:rsid="0268ad4a" officeooo:paragraph-rsid="0268ad4a"/>
    </style:style>
    <style:style style:name="P27" style:family="paragraph" style:parent-style-name="Text_20_body" style:list-style-name="L1">
      <style:text-properties officeooo:rsid="026c3905" officeooo:paragraph-rsid="026c3905"/>
    </style:style>
    <style:style style:name="P28" style:family="paragraph" style:parent-style-name="Text_20_body">
      <style:text-properties officeooo:rsid="027461d6" officeooo:paragraph-rsid="027461d6"/>
    </style:style>
    <style:style style:name="P29" style:family="paragraph" style:parent-style-name="Text_20_body" style:list-style-name="L2">
      <style:text-properties officeooo:paragraph-rsid="0282ce23"/>
    </style:style>
    <style:style style:name="P30" style:family="paragraph" style:parent-style-name="Text_20_body" style:list-style-name="L2">
      <style:text-properties officeooo:paragraph-rsid="027a3d78"/>
    </style:style>
    <style:style style:name="P31" style:family="paragraph" style:parent-style-name="Text_20_body" style:list-style-name="L2">
      <style:text-properties officeooo:paragraph-rsid="027c0751"/>
    </style:style>
    <style:style style:name="P32" style:family="paragraph" style:parent-style-name="Text_20_body" style:list-style-name="L2">
      <style:text-properties officeooo:paragraph-rsid="027d1ef7"/>
    </style:style>
    <style:style style:name="P33" style:family="paragraph" style:parent-style-name="Text_20_body" style:list-style-name="L2">
      <style:text-properties officeooo:paragraph-rsid="0295e8c8"/>
    </style:style>
    <style:style style:name="P34" style:family="paragraph" style:parent-style-name="Text_20_body" style:list-style-name="L2">
      <style:text-properties officeooo:paragraph-rsid="027e58ad"/>
    </style:style>
    <style:style style:name="P35" style:family="paragraph" style:parent-style-name="Text_20_body" style:list-style-name="L2">
      <style:text-properties officeooo:rsid="027a3d78" officeooo:paragraph-rsid="0282ce23"/>
    </style:style>
    <style:style style:name="P36" style:family="paragraph" style:parent-style-name="Text_20_body" style:list-style-name="L2">
      <style:text-properties officeooo:rsid="0282ce23" officeooo:paragraph-rsid="0282ce23"/>
    </style:style>
    <style:style style:name="P37" style:family="paragraph" style:parent-style-name="Text_20_body" style:list-style-name="L2">
      <style:text-properties officeooo:rsid="027f8287" officeooo:paragraph-rsid="027f8287"/>
    </style:style>
    <style:style style:name="P38" style:family="paragraph" style:parent-style-name="Text_20_body" style:list-style-name="L2">
      <style:text-properties officeooo:rsid="027f5b42" officeooo:paragraph-rsid="027f8287"/>
    </style:style>
    <style:style style:name="P39" style:family="paragraph" style:parent-style-name="Text_20_body" style:list-style-name="L2">
      <style:text-properties officeooo:rsid="027f5b42" officeooo:paragraph-rsid="027f5b42"/>
    </style:style>
    <style:style style:name="P40" style:family="paragraph" style:parent-style-name="Text_20_body">
      <style:text-properties officeooo:rsid="027f5b42" officeooo:paragraph-rsid="027f5b42"/>
    </style:style>
    <style:style style:name="P41" style:family="paragraph" style:parent-style-name="Text_20_body">
      <style:text-properties officeooo:rsid="0280ff85" officeooo:paragraph-rsid="0280ff85"/>
    </style:style>
    <style:style style:name="P42" style:family="paragraph" style:parent-style-name="Text_20_body">
      <style:text-properties officeooo:rsid="0280ff85" officeooo:paragraph-rsid="02a39e83"/>
    </style:style>
    <style:style style:name="P43" style:family="paragraph" style:parent-style-name="Text_20_body">
      <style:text-properties officeooo:rsid="0280ff85" officeooo:paragraph-rsid="02a60bfb"/>
    </style:style>
    <style:style style:name="P44" style:family="paragraph" style:parent-style-name="Text_20_body">
      <style:text-properties officeooo:rsid="0280ff85" officeooo:paragraph-rsid="02a9b93a"/>
    </style:style>
    <style:style style:name="P45" style:family="paragraph" style:parent-style-name="Text_20_body">
      <style:text-properties officeooo:rsid="0280ff85" officeooo:paragraph-rsid="02aa887b"/>
    </style:style>
    <style:style style:name="P46" style:family="paragraph" style:parent-style-name="Text_20_body">
      <style:text-properties officeooo:rsid="0280ff85" officeooo:paragraph-rsid="02ad1629"/>
    </style:style>
    <style:style style:name="P47" style:family="paragraph" style:parent-style-name="Text_20_body">
      <style:text-properties officeooo:rsid="0280ff85" officeooo:paragraph-rsid="02af4776"/>
    </style:style>
    <style:style style:name="P48" style:family="paragraph" style:parent-style-name="Text_20_body" style:list-style-name="L3">
      <style:text-properties officeooo:rsid="0280ff85" officeooo:paragraph-rsid="02af4776"/>
    </style:style>
    <style:style style:name="P49" style:family="paragraph" style:parent-style-name="Text_20_body" style:list-style-name="L3">
      <style:text-properties officeooo:rsid="0280ff85" officeooo:paragraph-rsid="02b2ab5a"/>
    </style:style>
    <style:style style:name="P50" style:family="paragraph" style:parent-style-name="Text_20_body" style:list-style-name="L3">
      <style:text-properties officeooo:rsid="0280ff85" officeooo:paragraph-rsid="02b3cb01"/>
    </style:style>
    <style:style style:name="P51" style:family="paragraph" style:parent-style-name="Text_20_body" style:list-style-name="L3">
      <style:text-properties officeooo:rsid="0280ff85" officeooo:paragraph-rsid="02b45f35"/>
    </style:style>
    <style:style style:name="P52" style:family="paragraph" style:parent-style-name="Text_20_body" style:list-style-name="L3">
      <style:text-properties officeooo:rsid="0280ff85" officeooo:paragraph-rsid="02b6387b"/>
    </style:style>
    <style:style style:name="P53" style:family="paragraph" style:parent-style-name="Text_20_body">
      <style:text-properties officeooo:rsid="0280ff85" officeooo:paragraph-rsid="02b2ab5a"/>
    </style:style>
    <style:style style:name="P54" style:family="paragraph" style:parent-style-name="Text_20_body">
      <style:text-properties officeooo:rsid="0280ff85" officeooo:paragraph-rsid="02b6387b"/>
    </style:style>
    <style:style style:name="P55" style:family="paragraph" style:parent-style-name="Text_20_body">
      <style:text-properties officeooo:rsid="0280ff85" officeooo:paragraph-rsid="02dc2f47"/>
    </style:style>
    <style:style style:name="P56" style:family="paragraph" style:parent-style-name="Text_20_body">
      <style:text-properties officeooo:rsid="0280ff85" officeooo:paragraph-rsid="02de1073"/>
    </style:style>
    <style:style style:name="P57" style:family="paragraph" style:parent-style-name="Text_20_body">
      <style:text-properties officeooo:rsid="0280ff85" officeooo:paragraph-rsid="02defbae"/>
    </style:style>
    <style:style style:name="P58" style:family="paragraph" style:parent-style-name="Text_20_body">
      <style:text-properties officeooo:rsid="0280ff85" officeooo:paragraph-rsid="02e0774c"/>
    </style:style>
    <style:style style:name="P59" style:family="paragraph" style:parent-style-name="Text_20_body">
      <style:text-properties officeooo:rsid="0280ff85" officeooo:paragraph-rsid="02e55841"/>
    </style:style>
    <style:style style:name="P60" style:family="paragraph" style:parent-style-name="Text_20_body">
      <style:text-properties officeooo:rsid="0280ff85" officeooo:paragraph-rsid="02e7808c"/>
    </style:style>
    <style:style style:name="P61" style:family="paragraph" style:parent-style-name="Text_20_body">
      <style:text-properties officeooo:rsid="0280ff85" officeooo:paragraph-rsid="02ea700b"/>
    </style:style>
    <style:style style:name="P62" style:family="paragraph" style:parent-style-name="Text_20_body">
      <style:text-properties officeooo:rsid="0280ff85" officeooo:paragraph-rsid="02eafe4e"/>
    </style:style>
    <style:style style:name="P63" style:family="paragraph" style:parent-style-name="Text_20_body">
      <style:text-properties officeooo:rsid="0280ff85" officeooo:paragraph-rsid="02eba014"/>
    </style:style>
    <style:style style:name="P64" style:family="paragraph" style:parent-style-name="Text_20_body">
      <style:text-properties officeooo:rsid="0280ff85" officeooo:paragraph-rsid="02ebd137"/>
    </style:style>
    <style:style style:name="P65" style:family="paragraph" style:parent-style-name="Text_20_body">
      <style:text-properties officeooo:rsid="0280ff85" officeooo:paragraph-rsid="02ef7f58"/>
    </style:style>
    <style:style style:name="P66" style:family="paragraph" style:parent-style-name="Text_20_body">
      <style:text-properties officeooo:rsid="0280ff85" officeooo:paragraph-rsid="02f1b49a"/>
    </style:style>
    <style:style style:name="P67" style:family="paragraph" style:parent-style-name="Text_20_body">
      <style:text-properties officeooo:rsid="0280ff85" officeooo:paragraph-rsid="02f36861"/>
    </style:style>
    <style:style style:name="P68" style:family="paragraph" style:parent-style-name="Text_20_body">
      <style:text-properties officeooo:rsid="0280ff85" officeooo:paragraph-rsid="02f5b433"/>
    </style:style>
    <style:style style:name="P69" style:family="paragraph" style:parent-style-name="Text_20_body">
      <style:text-properties officeooo:rsid="0280ff85" officeooo:paragraph-rsid="02f67f5d"/>
    </style:style>
    <style:style style:name="P70" style:family="paragraph" style:parent-style-name="Text_20_body">
      <style:text-properties officeooo:rsid="0280ff85" officeooo:paragraph-rsid="02f6e297"/>
    </style:style>
    <style:style style:name="P71" style:family="paragraph" style:parent-style-name="Text_20_body">
      <style:text-properties officeooo:rsid="0280ff85" officeooo:paragraph-rsid="02f9164d"/>
    </style:style>
    <style:style style:name="P72" style:family="paragraph" style:parent-style-name="Text_20_body">
      <style:text-properties officeooo:rsid="0280ff85" officeooo:paragraph-rsid="02fbacf9"/>
    </style:style>
    <style:style style:name="P73" style:family="paragraph" style:parent-style-name="Text_20_body">
      <style:text-properties officeooo:rsid="0280ff85" officeooo:paragraph-rsid="02fc042d"/>
    </style:style>
    <style:style style:name="P74" style:family="paragraph" style:parent-style-name="Text_20_body" style:list-style-name="L5">
      <style:text-properties officeooo:rsid="0280ff85" officeooo:paragraph-rsid="02fc0f08"/>
    </style:style>
    <style:style style:name="P75" style:family="paragraph" style:parent-style-name="Text_20_body">
      <style:text-properties officeooo:rsid="0280ff85" officeooo:paragraph-rsid="02fccb40"/>
    </style:style>
    <style:style style:name="P76" style:family="paragraph" style:parent-style-name="Text_20_body">
      <style:text-properties officeooo:rsid="0280ff85" officeooo:paragraph-rsid="02ff819c"/>
    </style:style>
    <style:style style:name="P77" style:family="paragraph" style:parent-style-name="Text_20_body">
      <style:text-properties officeooo:rsid="0280ff85" officeooo:paragraph-rsid="02ffbd8c"/>
    </style:style>
    <style:style style:name="P78" style:family="paragraph" style:parent-style-name="Text_20_body">
      <style:text-properties officeooo:rsid="0280ff85" officeooo:paragraph-rsid="03013686"/>
    </style:style>
    <style:style style:name="P79" style:family="paragraph" style:parent-style-name="Text_20_body">
      <style:text-properties officeooo:rsid="0280ff85" officeooo:paragraph-rsid="030223a3"/>
    </style:style>
    <style:style style:name="P80" style:family="paragraph" style:parent-style-name="Text_20_body">
      <style:text-properties officeooo:rsid="0280ff85" officeooo:paragraph-rsid="0307fdec"/>
    </style:style>
    <style:style style:name="P81" style:family="paragraph" style:parent-style-name="Text_20_body">
      <style:text-properties officeooo:rsid="0280ff85" officeooo:paragraph-rsid="03097bee"/>
    </style:style>
    <style:style style:name="P82" style:family="paragraph" style:parent-style-name="Text_20_body">
      <style:text-properties officeooo:rsid="0280ff85" officeooo:paragraph-rsid="030b0dcf"/>
    </style:style>
    <style:style style:name="P83" style:family="paragraph" style:parent-style-name="Text_20_body">
      <style:text-properties officeooo:rsid="0280ff85" officeooo:paragraph-rsid="030d8256"/>
    </style:style>
    <style:style style:name="P84" style:family="paragraph" style:parent-style-name="Text_20_body">
      <style:text-properties officeooo:rsid="0280ff85" officeooo:paragraph-rsid="030e48a0"/>
    </style:style>
    <style:style style:name="P85" style:family="paragraph" style:parent-style-name="Text_20_body">
      <style:text-properties officeooo:rsid="0280ff85" officeooo:paragraph-rsid="0311c598"/>
    </style:style>
    <style:style style:name="P86" style:family="paragraph" style:parent-style-name="Text_20_body" style:list-style-name="L4">
      <style:text-properties officeooo:paragraph-rsid="02bbef79"/>
    </style:style>
    <style:style style:name="P87" style:family="paragraph" style:parent-style-name="Text_20_body" style:list-style-name="L4">
      <style:text-properties officeooo:paragraph-rsid="02c05506"/>
    </style:style>
    <style:style style:name="P88" style:family="paragraph" style:parent-style-name="Text_20_body" style:list-style-name="L4">
      <style:text-properties officeooo:paragraph-rsid="02c1554b"/>
    </style:style>
    <style:style style:name="P89" style:family="paragraph" style:parent-style-name="Text_20_body" style:list-style-name="L4">
      <style:text-properties officeooo:paragraph-rsid="02c33f5a"/>
    </style:style>
    <style:style style:name="P90" style:family="paragraph" style:parent-style-name="Text_20_body" style:list-style-name="L4">
      <style:text-properties officeooo:paragraph-rsid="02c41c15"/>
    </style:style>
    <style:style style:name="P91" style:family="paragraph" style:parent-style-name="Text_20_body" style:list-style-name="L4">
      <style:text-properties officeooo:paragraph-rsid="02c5e023"/>
    </style:style>
    <style:style style:name="P92" style:family="paragraph" style:parent-style-name="Text_20_body">
      <style:text-properties officeooo:paragraph-rsid="02c5e023"/>
    </style:style>
    <style:style style:name="P93" style:family="paragraph" style:parent-style-name="Text_20_body">
      <style:text-properties officeooo:paragraph-rsid="02cb63f2"/>
    </style:style>
    <style:style style:name="P94" style:family="paragraph" style:parent-style-name="Text_20_body">
      <style:text-properties officeooo:paragraph-rsid="02cd5c5a"/>
    </style:style>
    <style:style style:name="P95" style:family="paragraph" style:parent-style-name="Text_20_body">
      <style:text-properties officeooo:paragraph-rsid="02cee236"/>
    </style:style>
    <style:style style:name="P96" style:family="paragraph" style:parent-style-name="Text_20_body">
      <style:text-properties officeooo:paragraph-rsid="02d0d9a3"/>
    </style:style>
    <style:style style:name="P97" style:family="paragraph" style:parent-style-name="Text_20_body">
      <style:text-properties officeooo:paragraph-rsid="02d30f0a"/>
    </style:style>
    <style:style style:name="P98" style:family="paragraph" style:parent-style-name="Text_20_body">
      <style:text-properties officeooo:paragraph-rsid="02d496a4"/>
    </style:style>
    <style:style style:name="P99" style:family="paragraph" style:parent-style-name="Text_20_body">
      <style:text-properties officeooo:paragraph-rsid="02d60c90"/>
    </style:style>
    <style:style style:name="P100" style:family="paragraph" style:parent-style-name="Text_20_body">
      <style:text-properties officeooo:paragraph-rsid="02d8252f"/>
    </style:style>
    <style:style style:name="P101" style:family="paragraph" style:parent-style-name="Text_20_body">
      <style:text-properties officeooo:paragraph-rsid="02d9c8e3"/>
    </style:style>
    <style:style style:name="P102" style:family="paragraph" style:parent-style-name="Text_20_body">
      <style:text-properties officeooo:paragraph-rsid="02da18f1"/>
    </style:style>
    <style:style style:name="P103" style:family="paragraph" style:parent-style-name="Text_20_body">
      <style:text-properties officeooo:paragraph-rsid="02dab9e2"/>
    </style:style>
    <style:style style:name="P104" style:family="paragraph" style:parent-style-name="Text_20_body">
      <style:text-properties officeooo:paragraph-rsid="02db13b0"/>
    </style:style>
    <style:style style:name="P105" style:family="paragraph" style:parent-style-name="Text_20_body">
      <style:text-properties officeooo:paragraph-rsid="03076e39"/>
    </style:style>
    <style:style style:name="P106" style:family="paragraph" style:parent-style-name="Text_20_body">
      <style:text-properties officeooo:paragraph-rsid="0307a071"/>
    </style:style>
    <style:style style:name="P107" style:family="paragraph" style:parent-style-name="Text_20_body">
      <style:text-properties officeooo:paragraph-rsid="0312ce87"/>
    </style:style>
    <style:style style:name="P108" style:family="paragraph" style:parent-style-name="Text_20_body">
      <style:text-properties officeooo:paragraph-rsid="031641a5"/>
    </style:style>
    <style:style style:name="T1" style:family="text">
      <style:text-properties fo:font-weight="bold" officeooo:rsid="0256e2d0" style:font-weight-asian="bold" style:font-weight-complex="bold"/>
    </style:style>
    <style:style style:name="T2" style:family="text">
      <style:text-properties fo:font-weight="bold" officeooo:rsid="0255035f" style:font-weight-asian="bold" style:font-weight-complex="bold"/>
    </style:style>
    <style:style style:name="T3" style:family="text">
      <style:text-properties fo:font-weight="bold" officeooo:rsid="025a010f" style:font-weight-asian="bold" style:font-weight-complex="bold"/>
    </style:style>
    <style:style style:name="T4" style:family="text">
      <style:text-properties fo:font-weight="bold" officeooo:rsid="0264823e" style:font-weight-asian="bold" style:font-weight-complex="bold"/>
    </style:style>
    <style:style style:name="T5" style:family="text">
      <style:text-properties fo:font-weight="bold" officeooo:rsid="02a39e83" style:font-weight-asian="bold" style:font-weight-complex="bold"/>
    </style:style>
    <style:style style:name="T6" style:family="text">
      <style:text-properties officeooo:rsid="02536536"/>
    </style:style>
    <style:style style:name="T7" style:family="text">
      <style:text-properties officeooo:rsid="0255035f"/>
    </style:style>
    <style:style style:name="T8" style:family="text">
      <style:text-properties officeooo:rsid="0256e2d0"/>
    </style:style>
    <style:style style:name="T9" style:family="text">
      <style:text-properties officeooo:rsid="0258a619"/>
    </style:style>
    <style:style style:name="T10" style:family="text">
      <style:text-properties officeooo:rsid="025a010f"/>
    </style:style>
    <style:style style:name="T11" style:family="text">
      <style:text-properties officeooo:rsid="025a34e9"/>
    </style:style>
    <style:style style:name="T12" style:family="text">
      <style:text-properties officeooo:rsid="025a697d"/>
    </style:style>
    <style:style style:name="T13" style:family="text">
      <style:text-properties officeooo:rsid="025ad498"/>
    </style:style>
    <style:style style:name="T14" style:family="text">
      <style:text-properties officeooo:rsid="025b05fd"/>
    </style:style>
    <style:style style:name="T15" style:family="text">
      <style:text-properties officeooo:rsid="025f8323"/>
    </style:style>
    <style:style style:name="T16" style:family="text">
      <style:text-properties officeooo:rsid="025fafea"/>
    </style:style>
    <style:style style:name="T17" style:family="text">
      <style:text-properties officeooo:rsid="0260d5ac"/>
    </style:style>
    <style:style style:name="T18" style:family="text">
      <style:text-properties officeooo:rsid="02611c0c"/>
    </style:style>
    <style:style style:name="T19" style:family="text">
      <style:text-properties officeooo:rsid="0264823e"/>
    </style:style>
    <style:style style:name="T20" style:family="text">
      <style:text-properties officeooo:rsid="02654621"/>
    </style:style>
    <style:style style:name="T21" style:family="text">
      <style:text-properties officeooo:rsid="0265a5a9"/>
    </style:style>
    <style:style style:name="T22" style:family="text">
      <style:text-properties officeooo:rsid="0266d423"/>
    </style:style>
    <style:style style:name="T23" style:family="text">
      <style:text-properties officeooo:rsid="026ca408"/>
    </style:style>
    <style:style style:name="T24" style:family="text">
      <style:text-properties officeooo:rsid="026cb815"/>
    </style:style>
    <style:style style:name="T25" style:family="text">
      <style:text-properties officeooo:rsid="026cbb06"/>
    </style:style>
    <style:style style:name="T26" style:family="text">
      <style:text-properties officeooo:rsid="026e286d"/>
    </style:style>
    <style:style style:name="T27" style:family="text">
      <style:text-properties officeooo:rsid="02715cf0"/>
    </style:style>
    <style:style style:name="T28" style:family="text">
      <style:text-properties officeooo:rsid="02724bc1"/>
    </style:style>
    <style:style style:name="T29" style:family="text">
      <style:text-properties officeooo:rsid="02738a1b"/>
    </style:style>
    <style:style style:name="T30" style:family="text">
      <style:text-properties officeooo:rsid="027461d6"/>
    </style:style>
    <style:style style:name="T31" style:family="text">
      <style:text-properties officeooo:rsid="027a3d78"/>
    </style:style>
    <style:style style:name="T32" style:family="text">
      <style:text-properties officeooo:rsid="027c0751"/>
    </style:style>
    <style:style style:name="T33" style:family="text">
      <style:text-properties officeooo:rsid="027d1ef7"/>
    </style:style>
    <style:style style:name="T34" style:family="text">
      <style:text-properties officeooo:rsid="027e58ad"/>
    </style:style>
    <style:style style:name="T35" style:family="text">
      <style:text-properties officeooo:rsid="0282ce23"/>
    </style:style>
    <style:style style:name="T36" style:family="text">
      <style:text-properties officeooo:rsid="028379ed"/>
    </style:style>
    <style:style style:name="T37" style:family="text">
      <style:text-properties officeooo:rsid="0283d73f"/>
    </style:style>
    <style:style style:name="T38" style:family="text">
      <style:text-properties officeooo:rsid="0283e198"/>
    </style:style>
    <style:style style:name="T39" style:family="text">
      <style:text-properties officeooo:rsid="0285c26e"/>
    </style:style>
    <style:style style:name="T40" style:family="text">
      <style:text-properties officeooo:rsid="02876ff7"/>
    </style:style>
    <style:style style:name="T41" style:family="text">
      <style:text-properties officeooo:rsid="02891140"/>
    </style:style>
    <style:style style:name="T42" style:family="text">
      <style:text-properties officeooo:rsid="028b43dd"/>
    </style:style>
    <style:style style:name="T43" style:family="text">
      <style:text-properties officeooo:rsid="028cdbaf"/>
    </style:style>
    <style:style style:name="T44" style:family="text">
      <style:text-properties officeooo:rsid="02903f81"/>
    </style:style>
    <style:style style:name="T45" style:family="text">
      <style:text-properties officeooo:rsid="0290bb20"/>
    </style:style>
    <style:style style:name="T46" style:family="text">
      <style:text-properties officeooo:rsid="0291df89"/>
    </style:style>
    <style:style style:name="T47" style:family="text">
      <style:text-properties officeooo:rsid="0292cd36"/>
    </style:style>
    <style:style style:name="T48" style:family="text">
      <style:text-properties officeooo:rsid="029357f2"/>
    </style:style>
    <style:style style:name="T49" style:family="text">
      <style:text-properties officeooo:rsid="02947afb"/>
    </style:style>
    <style:style style:name="T50" style:family="text">
      <style:text-properties officeooo:rsid="0295e8c8"/>
    </style:style>
    <style:style style:name="T51" style:family="text">
      <style:text-properties officeooo:rsid="02966b55"/>
    </style:style>
    <style:style style:name="T52" style:family="text">
      <style:text-properties officeooo:rsid="0297a9e4"/>
    </style:style>
    <style:style style:name="T53" style:family="text">
      <style:text-properties officeooo:rsid="029861b6"/>
    </style:style>
    <style:style style:name="T54" style:family="text">
      <style:text-properties officeooo:rsid="029acd2c"/>
    </style:style>
    <style:style style:name="T55" style:family="text">
      <style:text-properties officeooo:rsid="029b5c0a"/>
    </style:style>
    <style:style style:name="T56" style:family="text">
      <style:text-properties officeooo:rsid="029c4880"/>
    </style:style>
    <style:style style:name="T57" style:family="text">
      <style:text-properties officeooo:rsid="029e4097"/>
    </style:style>
    <style:style style:name="T58" style:family="text">
      <style:text-properties officeooo:rsid="029fb4be"/>
    </style:style>
    <style:style style:name="T59" style:family="text">
      <style:text-properties officeooo:rsid="02a16009"/>
    </style:style>
    <style:style style:name="T60" style:family="text">
      <style:text-properties officeooo:rsid="02a1da37"/>
    </style:style>
    <style:style style:name="T61" style:family="text">
      <style:text-properties officeooo:rsid="02a39e83"/>
    </style:style>
    <style:style style:name="T62" style:family="text">
      <style:text-properties officeooo:rsid="02a511fc"/>
    </style:style>
    <style:style style:name="T63" style:family="text">
      <style:text-properties officeooo:rsid="02a58b95"/>
    </style:style>
    <style:style style:name="T64" style:family="text">
      <style:text-properties officeooo:rsid="02a60bfb"/>
    </style:style>
    <style:style style:name="T65" style:family="text">
      <style:text-properties officeooo:rsid="02a800ac"/>
    </style:style>
    <style:style style:name="T66" style:family="text">
      <style:text-properties officeooo:rsid="02a9b93a"/>
    </style:style>
    <style:style style:name="T67" style:family="text">
      <style:text-properties officeooo:rsid="02aa887b"/>
    </style:style>
    <style:style style:name="T68" style:family="text">
      <style:text-properties officeooo:rsid="02ab30a1"/>
    </style:style>
    <style:style style:name="T69" style:family="text">
      <style:text-properties officeooo:rsid="02ad1120"/>
    </style:style>
    <style:style style:name="T70" style:family="text">
      <style:text-properties officeooo:rsid="02ad1629"/>
    </style:style>
    <style:style style:name="T71" style:family="text">
      <style:text-properties officeooo:rsid="02aebad9"/>
    </style:style>
    <style:style style:name="T72" style:family="text">
      <style:text-properties officeooo:rsid="02af4776"/>
    </style:style>
    <style:style style:name="T73" style:family="text">
      <style:text-properties officeooo:rsid="02b09f3e"/>
    </style:style>
    <style:style style:name="T74" style:family="text">
      <style:text-properties officeooo:rsid="02b26cb8"/>
    </style:style>
    <style:style style:name="T75" style:family="text">
      <style:text-properties officeooo:rsid="02b2ab5a"/>
    </style:style>
    <style:style style:name="T76" style:family="text">
      <style:text-properties officeooo:rsid="02b3cb01"/>
    </style:style>
    <style:style style:name="T77" style:family="text">
      <style:text-properties officeooo:rsid="02b45f35"/>
    </style:style>
    <style:style style:name="T78" style:family="text">
      <style:text-properties officeooo:rsid="02b6387b"/>
    </style:style>
    <style:style style:name="T79" style:family="text">
      <style:text-properties officeooo:rsid="02b65ef0"/>
    </style:style>
    <style:style style:name="T80" style:family="text">
      <style:text-properties officeooo:rsid="02b7ee7e"/>
    </style:style>
    <style:style style:name="T81" style:family="text">
      <style:text-properties officeooo:rsid="02b8fe50"/>
    </style:style>
    <style:style style:name="T82" style:family="text">
      <style:text-properties officeooo:rsid="02ba4e0a"/>
    </style:style>
    <style:style style:name="T83" style:family="text">
      <style:text-properties officeooo:rsid="02bbef79"/>
    </style:style>
    <style:style style:name="T84" style:family="text">
      <style:text-properties officeooo:rsid="02bd2648"/>
    </style:style>
    <style:style style:name="T85" style:family="text">
      <style:text-properties officeooo:rsid="02c05506"/>
    </style:style>
    <style:style style:name="T86" style:family="text">
      <style:text-properties officeooo:rsid="02c1554b"/>
    </style:style>
    <style:style style:name="T87" style:family="text">
      <style:text-properties officeooo:rsid="02c33f5a"/>
    </style:style>
    <style:style style:name="T88" style:family="text">
      <style:text-properties officeooo:rsid="02c41c15"/>
    </style:style>
    <style:style style:name="T89" style:family="text">
      <style:text-properties officeooo:rsid="02c5e023"/>
    </style:style>
    <style:style style:name="T90" style:family="text">
      <style:text-properties officeooo:rsid="02c68f0f"/>
    </style:style>
    <style:style style:name="T91" style:family="text">
      <style:text-properties officeooo:rsid="02c78805"/>
    </style:style>
    <style:style style:name="T92" style:family="text">
      <style:text-properties officeooo:rsid="02c80201"/>
    </style:style>
    <style:style style:name="T93" style:family="text">
      <style:text-properties officeooo:rsid="02c9b655"/>
    </style:style>
    <style:style style:name="T94" style:family="text">
      <style:text-properties officeooo:rsid="02cb63f2"/>
    </style:style>
    <style:style style:name="T95" style:family="text">
      <style:text-properties officeooo:rsid="02cd5c5a"/>
    </style:style>
    <style:style style:name="T96" style:family="text">
      <style:text-properties officeooo:rsid="02cee236"/>
    </style:style>
    <style:style style:name="T97" style:family="text">
      <style:text-properties officeooo:rsid="02d0d9a3"/>
    </style:style>
    <style:style style:name="T98" style:family="text">
      <style:text-properties officeooo:rsid="02d24d1d"/>
    </style:style>
    <style:style style:name="T99" style:family="text">
      <style:text-properties officeooo:rsid="02d30f0a"/>
    </style:style>
    <style:style style:name="T100" style:family="text">
      <style:text-properties officeooo:rsid="02d496a4"/>
    </style:style>
    <style:style style:name="T101" style:family="text">
      <style:text-properties officeooo:rsid="02d60c90"/>
    </style:style>
    <style:style style:name="T102" style:family="text">
      <style:text-properties officeooo:rsid="02d6778b"/>
    </style:style>
    <style:style style:name="T103" style:family="text">
      <style:text-properties officeooo:rsid="02d8252f"/>
    </style:style>
    <style:style style:name="T104" style:family="text">
      <style:text-properties fo:font-style="italic" officeooo:rsid="02d8252f" style:font-style-asian="italic" style:font-style-complex="italic"/>
    </style:style>
    <style:style style:name="T105" style:family="text">
      <style:text-properties officeooo:rsid="02d9c8e3"/>
    </style:style>
    <style:style style:name="T106" style:family="text">
      <style:text-properties officeooo:rsid="02da18f1"/>
    </style:style>
    <style:style style:name="T107" style:family="text">
      <style:text-properties officeooo:rsid="02dab9e2"/>
    </style:style>
    <style:style style:name="T108" style:family="text">
      <style:text-properties officeooo:rsid="02db13b0"/>
    </style:style>
    <style:style style:name="T109" style:family="text">
      <style:text-properties officeooo:rsid="02dbfd19"/>
    </style:style>
    <style:style style:name="T110" style:family="text">
      <style:text-properties officeooo:rsid="02dc2f47"/>
    </style:style>
    <style:style style:name="T111" style:family="text">
      <style:text-properties officeooo:rsid="02dc5774"/>
    </style:style>
    <style:style style:name="T112" style:family="text">
      <style:text-properties officeooo:rsid="02de1073"/>
    </style:style>
    <style:style style:name="T113" style:family="text">
      <style:text-properties officeooo:rsid="02defbae"/>
    </style:style>
    <style:style style:name="T114" style:family="text">
      <style:text-properties officeooo:rsid="02e0774c"/>
    </style:style>
    <style:style style:name="T115" style:family="text">
      <style:text-properties officeooo:rsid="02e55841"/>
    </style:style>
    <style:style style:name="T116" style:family="text">
      <style:text-properties officeooo:rsid="02e695c7"/>
    </style:style>
    <style:style style:name="T117" style:family="text">
      <style:text-properties officeooo:rsid="02e69b17"/>
    </style:style>
    <style:style style:name="T118" style:family="text">
      <style:text-properties officeooo:rsid="02e7808c"/>
    </style:style>
    <style:style style:name="T119" style:family="text">
      <style:text-properties officeooo:rsid="02e8719e"/>
    </style:style>
    <style:style style:name="T120" style:family="text">
      <style:text-properties officeooo:rsid="02ea700b"/>
    </style:style>
    <style:style style:name="T121" style:family="text">
      <style:text-properties officeooo:rsid="02ebd137"/>
    </style:style>
    <style:style style:name="T122" style:family="text">
      <style:text-properties officeooo:rsid="02ecd656"/>
    </style:style>
    <style:style style:name="T123" style:family="text">
      <style:text-properties officeooo:rsid="02ee423c"/>
    </style:style>
    <style:style style:name="T124" style:family="text">
      <style:text-properties officeooo:rsid="02ef7f58"/>
    </style:style>
    <style:style style:name="T125" style:family="text">
      <style:text-properties officeooo:rsid="02f0d50e"/>
    </style:style>
    <style:style style:name="T126" style:family="text">
      <style:text-properties officeooo:rsid="02f1b49a"/>
    </style:style>
    <style:style style:name="T127" style:family="text">
      <style:text-properties officeooo:rsid="02f257d8"/>
    </style:style>
    <style:style style:name="T128" style:family="text">
      <style:text-properties officeooo:rsid="02f2f410"/>
    </style:style>
    <style:style style:name="T129" style:family="text">
      <style:text-properties officeooo:rsid="02f36861"/>
    </style:style>
    <style:style style:name="T130" style:family="text">
      <style:text-properties officeooo:rsid="02f56731"/>
    </style:style>
    <style:style style:name="T131" style:family="text">
      <style:text-properties officeooo:rsid="02f5b433"/>
    </style:style>
    <style:style style:name="T132" style:family="text">
      <style:text-properties officeooo:rsid="02f67f5d"/>
    </style:style>
    <style:style style:name="T133" style:family="text">
      <style:text-properties officeooo:rsid="02f6e297"/>
    </style:style>
    <style:style style:name="T134" style:family="text">
      <style:text-properties officeooo:rsid="02f7b222"/>
    </style:style>
    <style:style style:name="T135" style:family="text">
      <style:text-properties officeooo:rsid="02f9164d"/>
    </style:style>
    <style:style style:name="T136" style:family="text">
      <style:text-properties officeooo:rsid="02f95ab4"/>
    </style:style>
    <style:style style:name="T137" style:family="text">
      <style:text-properties officeooo:rsid="02fbacf9"/>
    </style:style>
    <style:style style:name="T138" style:family="text">
      <style:text-properties officeooo:rsid="02fc042d"/>
    </style:style>
    <style:style style:name="T139" style:family="text">
      <style:text-properties officeooo:rsid="02fc0f08"/>
    </style:style>
    <style:style style:name="T140" style:family="text">
      <style:text-properties officeooo:rsid="02fccb40"/>
    </style:style>
    <style:style style:name="T141" style:family="text">
      <style:text-properties officeooo:rsid="02fd130d"/>
    </style:style>
    <style:style style:name="T142" style:family="text">
      <style:text-properties officeooo:rsid="02ff819c"/>
    </style:style>
    <style:style style:name="T143" style:family="text">
      <style:text-properties officeooo:rsid="02ffbd8c"/>
    </style:style>
    <style:style style:name="T144" style:family="text">
      <style:text-properties officeooo:rsid="03013686"/>
    </style:style>
    <style:style style:name="T145" style:family="text">
      <style:text-properties officeooo:rsid="030223a3"/>
    </style:style>
    <style:style style:name="T146" style:family="text">
      <style:text-properties officeooo:rsid="0302f22a"/>
    </style:style>
    <style:style style:name="T147" style:family="text">
      <style:text-properties officeooo:rsid="0304443b"/>
    </style:style>
    <style:style style:name="T148" style:family="text">
      <style:text-properties officeooo:rsid="030565af"/>
    </style:style>
    <style:style style:name="T149" style:family="text">
      <style:text-properties officeooo:rsid="03071dd1"/>
    </style:style>
    <style:style style:name="T150" style:family="text">
      <style:text-properties officeooo:rsid="0307a071"/>
    </style:style>
    <style:style style:name="T151" style:family="text">
      <style:text-properties officeooo:rsid="0307fdec"/>
    </style:style>
    <style:style style:name="T152" style:family="text">
      <style:text-properties officeooo:rsid="03097bee"/>
    </style:style>
    <style:style style:name="T153" style:family="text">
      <style:text-properties officeooo:rsid="030b0dcf"/>
    </style:style>
    <style:style style:name="T154" style:family="text">
      <style:text-properties officeooo:rsid="030b219b"/>
    </style:style>
    <style:style style:name="T155" style:family="text">
      <style:text-properties officeooo:rsid="030cfa54"/>
    </style:style>
    <style:style style:name="T156" style:family="text">
      <style:text-properties officeooo:rsid="030d0346"/>
    </style:style>
    <style:style style:name="T157" style:family="text">
      <style:text-properties officeooo:rsid="030d8256"/>
    </style:style>
    <style:style style:name="T158" style:family="text">
      <style:text-properties officeooo:rsid="030e48a0"/>
    </style:style>
    <style:style style:name="T159" style:family="text">
      <style:text-properties officeooo:rsid="0311c598"/>
    </style:style>
    <style:style style:name="T160" style:family="text">
      <style:text-properties officeooo:rsid="0312a29a"/>
    </style:style>
    <style:style style:name="T161" style:family="text">
      <style:text-properties officeooo:rsid="0312ce87"/>
    </style:style>
    <style:style style:name="T162" style:family="text">
      <style:text-properties officeooo:rsid="0314a9ac"/>
    </style:style>
    <style:style style:name="T163" style:family="text">
      <style:text-properties officeooo:rsid="031641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Моделирование производственных систем.</text:h>
      <text:p text:style-name="P1"><text:span text:style-name="T6">Есть 2 части: теоретическая (фундаментальная) и </text:span><text:span text:style-name="T11">практическая (</text:span><text:span text:style-name="T6">по системе программирования gpss</text:span><text:span text:style-name="T11">)</text:span><text:span text:style-name="T6">.</text:span></text:p>
      <text:p text:style-name="P15"/>
      <text:h text:style-name="P14" text:outline-level="1">Теория моделирования систем</text:h>
      <text:h text:style-name="P9" text:outline-level="2">Классификация модели.</text:h>
      <text:p text:style-name="P2"><text:span text:style-name="T2">Системы</text:span><text:span text:style-name="T7"> — совокупность объектов любой природы, в совокупности обладающие свойствами, отличные от суммы свойств отдельных элементов. </text:span></text:p>
      <text:p text:style-name="P2"><text:span text:style-name="T7">Обозначения: S — система, E — внешняя среда (множество существующих <text:s/>вне системы элементов любой природы, оказывающих влияние на систему или находящихся под её воздействием, </text:span><text:span text:style-name="T8">M — модель.</text:span><text:span text:style-name="T7"> </text:span></text:p>
      <text:p text:style-name="P3"><text:span text:style-name="T8">Применяем </text:span><text:span text:style-name="T1">системный подход к моделированию</text:span><text:span text:style-name="T8"> – элемент учения об общих законах развития природы. Чётое разграничение системы S и внешней среды E из объективно существующей реальности при описании системы, исходя из общесистемных позиций.</text:span></text:p>
      <text:p text:style-name="P3"><text:span text:style-name="T8">Неоходимо определить тут </text:span><text:span text:style-name="T1">цель</text:span><text:span text:style-name="T8"> моделирования. Это позволяет определить, что же войдёт в модель M.</text:span></text:p>
      <text:p text:style-name="P16"/>
      <text:p text:style-name="P4"><text:span text:style-name="T9">Рисунок: кружок — модель, поделена на куски K1,,,Kn, в него входят стрелки от кружков Ц. К разным выделенным кускам модели входит. Кружки Ц — цели, Д — данные. Они входят в модель. <text:s/></text:span><text:span text:style-name="T12">Разные Д входят в некоторые Ц.</text:span></text:p>
      <text:p text:style-name="P5"><text:span text:style-name="T3">Классический подход к моделированию</text:span><text:span text:style-name="T10">.</text:span></text:p>
      <text:p text:style-name="P5"><text:span text:style-name="T10">Реальный объект разбивается на отдельные подсистемы. Собираются исходные данные Д для моделирования, и ставятся цели Ц. <text:s/></text:span><text:span text:style-name="T12">По отдельной совокупности исходных данных ставится цель моделирования отдельной стороны функционирования системы, и на этой основе формируется некоторая компонента K модели.</text:span></text:p>
      <text:p text:style-name="P17"/>
      <text:p text:style-name="P18">Другой подход.</text:p>
      <text:p text:style-name="P6"><text:span text:style-name="T13">Ещё картинка. Слева кружок Ц. Сверху кружки Д. Из Ц <text:s/>идут стрелки к разным Т. И из Д тоже. А потом из прямоугольника В идут стрелки в M. Есть ещё кружок КВ, в которой стрелка из Ц. Т[] → П → Э → В → М. </text:span><text:span text:style-name="T14">А в конце стрелка обратной регуляции из М в Ц.</text:span></text:p>
      <text:p text:style-name="P7"><text:span text:style-name="T15">На основе исходных данныд Д, известных из анализа внешней системы (ограничений, наложенных на систему сверху), либо исходя из возможности её реализации, и на основе цели функционирования </text:span><text:span text:style-name="T16">выводятся</text:span><text:span text:style-name="T15"> требований Т к модели системы. </text:span><text:span text:style-name="T17">На базе требований формируется подсистема П системы и элементы Э системы, и затем <text:s/>осуществляется наиболее сложный этап: выбор В, для чего используются критерии выбора КВ, полученные из целей. </text:span><text:span text:style-name="T18">А потом саморегуляция модели идёт. </text:span></text:p>
      <text:p text:style-name="P19"><text:soft-page-break/>Выбор – прежде всего для достижения оптимальности. Выбор оптимального пути функционирования.</text:p>
      <text:p text:style-name="P19"/>
      <text:p text:style-name="P8"><text:span text:style-name="T19">При моделировании необходимо обеспечить максимальную </text:span><text:span text:style-name="T4">эффективность</text:span><text:span text:style-name="T19"> модели системы, </text:span><text:span text:style-name="T20">которое, обычно, объявляется как некоторая разность </text:span><text:span text:style-name="T21">между какими-то показателями ценности результатов </text:span><text:span text:style-name="T22">в полученных <text:s/>в итоге эксплуатации модели и теми затратами, которые были вложены в её разработку и создание.</text:span></text:p>
      <text:p text:style-name="P20"/>
      <text:h text:style-name="P10" text:outline-level="2">Характеристики модели системы.</text:h>
      <text:list xml:id="list1872872920881713038" text:style-name="L1">
        <text:list-item>
          <text:p text:style-name="P25">Цели функционирования.</text:p>
        </text:list-item>
        <text:list-item>
          <text:p text:style-name="P26">Сложность. Оценка через общее число элементов и связи между ними.</text:p>
        </text:list-item>
        <text:list-item>
          <text:p text:style-name="P27">Целостность. </text:p>
        </text:list-item>
        <text:list-item>
          <text:p text:style-name="P21"><text:span text:style-name="T23">Неопределённость, которая проявляется в системе. </text:span><text:span text:style-name="T24">Мера неопределённости — энтропия, позволяющая в ряде случаев оценить количество управляющей информации, необходимой для достижения данного состояния системы.</text:span></text:p>
        </text:list-item>
        <text:list-item>
          <text:p text:style-name="P22"><text:span text:style-name="T25">Адаптивность. </text:span><text:span text:style-name="T26">Свойство приспосабливаться к изменениям внешней среды.</text:span></text:p>
        </text:list-item>
        <text:list-item>
          <text:p text:style-name="P23"><text:span text:style-name="T27">Организационная структура системы моделирования. </text:span><text:span text:style-name="T28">Во многом зависит от сложности модели и степени совершенства средств моделирования.</text:span></text:p>
        </text:list-item>
        <text:list-item>
          <text:p text:style-name="P24"><text:span text:style-name="T29">Управляемость модели. </text:span><text:span text:style-name="T30">Возможность развития модели.</text:span></text:p>
        </text:list-item>
      </text:list>
      <text:p text:style-name="P28"/>
      <text:h text:style-name="P11" text:outline-level="2">Классификация видов моделирования систем.</text:h>
      <text:list xml:id="list4054218347079496590" text:style-name="L2">
        <text:list-item>
          <text:p text:style-name="P35">…</text:p>
          <text:list>
            <text:list-item>
              <text:p text:style-name="P35">Детерменированные</text:p>
            </text:list-item>
            <text:list-item>
              <text:p text:style-name="P35">стохастические</text:p>
            </text:list-item>
          </text:list>
        </text:list-item>
        <text:list-item>
          <text:p text:style-name="P36">..</text:p>
          <text:list>
            <text:list-item>
              <text:p text:style-name="P29"><text:span text:style-name="T31">Статическое //</text:span><text:span text:style-name="T36">система не зависит от времени.</text:span></text:p>
            </text:list-item>
            <text:list-item>
              <text:p text:style-name="P29"><text:span text:style-name="T35">Д</text:span><text:span text:style-name="T31">инамическое // </text:span><text:span text:style-name="T36">меняется со временем.</text:span></text:p>
            </text:list-item>
          </text:list>
        </text:list-item>
        <text:list-item>
          <text:p text:style-name="P35">..</text:p>
          <text:list>
            <text:list-item>
              <text:p text:style-name="P29"><text:span text:style-name="T31">Дискретная // </text:span><text:span text:style-name="T37">для описания процессов, которые предполагаются дисктетными.</text:span></text:p>
            </text:list-item>
            <text:list-item>
              <text:p text:style-name="P29"><text:span text:style-name="T35">Д</text:span><text:span text:style-name="T31">искретно-непрерывная</text:span></text:p>
            </text:list-item>
            <text:list-item>
              <text:p text:style-name="P29"><text:span text:style-name="T35">Н</text:span><text:span text:style-name="T31">епрерывная // </text:span><text:span text:style-name="T38">для непрерывных процессов в системах.<text:line-break/><text:line-break/><text:line-break/></text:span></text:p>
            </text:list-item>
          </text:list>
        </text:list-item>
        <text:list-item>
          <text:p text:style-name="P30"><text:soft-page-break/><text:span text:style-name="T31">Мысленное/реальное // </text:span><text:span text:style-name="T39">по способу представления самой модели.</text:span></text:p>
          <text:list>
            <text:list-item>
              <text:p text:style-name="P31"><text:span text:style-name="T32">Мысленное // </text:span><text:span text:style-name="T40">Единственный способ, зачастую, моделирования объектов, </text:span><text:span text:style-name="T41">существующих вне условий для их физического создания.</text:span></text:p>
              <text:list>
                <text:list-item>
                  <text:p text:style-name="P31"><text:span text:style-name="T32">Наглядное // </text:span><text:span text:style-name="T42">На базе представления человека о реальных объектах </text:span><text:span text:style-name="T43">создаются модели, отображающие модели и процессы, протекающие в объекте.</text:span></text:p>
                  <text:list>
                    <text:list-item>
                      <text:p text:style-name="P31"><text:span text:style-name="T32">Гипотетическое // </text:span><text:span text:style-name="T44">Делаем гипотезу </text:span><text:span text:style-name="T45">о закономерностях протекания процесса, </text:span><text:span text:style-name="T46">и <text:s/>базируется на причинно-следственных связях между входом и выходом изучаемого объекта.</text:span></text:p>
                    </text:list-item>
                    <text:list-item>
                      <text:p text:style-name="P31"><text:span text:style-name="T32">Аналоговвое // </text:span><text:span text:style-name="T47">аналогии строим разных уровней. Наивысший — полная аналогия, имеющая место для достаточно простых объектов. </text:span><text:span text:style-name="T48">Для сложных аналогии других уровней строим, когда отражает несколько, либо одну сторону функционирования объекта.</text:span></text:p>
                    </text:list-item>
                    <text:list-item>
                      <text:p text:style-name="P31"><text:span text:style-name="T32">Макетирование. </text:span><text:span text:style-name="T49">//</text:span><text:span text:style-name="T32"> </text:span><text:span text:style-name="T49">Мысленный макет может применяться в случаях, когда протекающие в реальном объекте процессы не поддаются физическому моделированию, либо предшествует другим видам моделирования.</text:span></text:p>
                    </text:list-item>
                  </text:list>
                </text:list-item>
                <text:list-item>
                  <text:p text:style-name="P31"><text:span text:style-name="T32">Символическое. // </text:span><text:span text:style-name="T50">Представляет собой искуственнвй процесс создания логического объекта, который замещает реальный и выражает основные свойства его отношений с помощью определённой системы знаков или символов.</text:span></text:p>
                  <text:list>
                    <text:list-item>
                      <text:p text:style-name="P32"><text:span text:style-name="T33">Языковое // </text:span><text:span text:style-name="T51">Тут в основе некий тезаурус (словарь однозначный). Из наборов входящих понятий, причём он должен быть фиксированным.</text:span></text:p>
                    </text:list-item>
                    <text:list-item>
                      <text:p text:style-name="P33"><text:span text:style-name="T33">Знаковое.</text:span><text:span text:style-name="T50"> // . Если ввести условные обозначения (знаки), то можно реализовать это моделирование. И знаками отражать набор понятий. А используя операции теории множеств можно из отдельных символов дать описание реального объекта.</text:span></text:p>
                    </text:list-item>
                  </text:list>
                </text:list-item>
                <text:list-item>
                  <text:p text:style-name="P31"><text:span text:style-name="T32">Математическое. // </text:span><text:span text:style-name="T51">Процесс установления соответствия данных по реальному объекту, некоторого математического объекта. </text:span><text:span text:style-name="T52">И исследование затем этой модели, позволяющее получать характеристики рассматриваемого реального объекта.</text:span></text:p>
                  <text:list>
                    <text:list-item>
                      <text:p text:style-name="P34"><text:span text:style-name="T34">Аналитическое. // </text:span><text:span text:style-name="T53">В виде аналитических формул/систем. </text:span><text:span text:style-name="T54">Методы исследоваия: </text:span><text:span text:style-name="T55">аналитически, численно (для начальных данных решаем), качественно (не решаем, но оцениваем закономерности)</text:span></text:p>
                    </text:list-item>
                    <text:list-item>
                      <text:p text:style-name="P34"><text:span text:style-name="T34">Имитационное. // </text:span><text:span text:style-name="T56">Реализующий модель алгоритм воспроизводит процесс функционирования системы S во времени. </text:span><text:span text:style-name="T57">При чём имитируются элементарные явления, составляющие процесс с сохранением их логической структуры и последовательности протекания во времени, </text:span><text:span text:style-name="T58">что позволяет по исходным данным получить сведения о состоянии процесса в определённые моменты времени, </text:span><text:soft-page-break/><text:span text:style-name="T58">дающие возможность оценить характеристики системы S. <text:s/></text:span><text:span text:style-name="T59">Основное преимущества – возможность решения более сложных задач, чем в анатилическом методе. <text:s/></text:span><text:span text:style-name="T60">Позволяют достаточно просто учитывать факторы, создающие большие трудности при аналитическом моделировании: <text:s/>наличие дискретных и непрпрывных элементов, нелинечные характеристики элементов системы, многочисленные случайные воздействия, </text:span></text:p>
                    </text:list-item>
                    <text:list-item>
                      <text:p text:style-name="P34"><text:span text:style-name="T34">Комбинированное. // </text:span><text:span text:style-name="T60">Объединяет достоинства этих методов двух. Проводится сначала декомпозиция фкнкционирования объекта, Где возможно, используются аналитические модели, в остальных имитационные.</text:span></text:p>
                    </text:list-item>
                  </text:list>
                </text:list-item>
              </text:list>
            </text:list-item>
            <text:list-item>
              <text:p text:style-name="P37">Реальное</text:p>
              <text:list>
                <text:list-item>
                  <text:p text:style-name="P38">Натурное</text:p>
                  <text:list>
                    <text:list-item>
                      <text:p text:style-name="P39">Научный эксперимент</text:p>
                    </text:list-item>
                    <text:list-item>
                      <text:p text:style-name="P37">Производственный эксперимент</text:p>
                    </text:list-item>
                    <text:list-item>
                      <text:p text:style-name="P37">Комплексное испытание</text:p>
                    </text:list-item>
                  </text:list>
                </text:list-item>
                <text:list-item>
                  <text:p text:style-name="P39">Физическое</text:p>
                </text:list-item>
              </text:list>
            </text:list-item>
          </text:list>
        </text:list-item>
      </text:list>
      <text:p text:style-name="P40"/>
      <text:p text:style-name="P42"><text:span text:style-name="T61">Есть ещё </text:span><text:span text:style-name="T5">кибернетическое моделирование</text:span><text:span text:style-name="T61">. </text:span><text:span text:style-name="T62">В этом случае стремятся отобразить лишь некоторую функцию и рассматривать реальный объект как чёрный ящик, </text:span><text:span text:style-name="T63">имеющий несколько входов и <text:s/>выходов. </text:span><text:span text:style-name="T64">Моделируются связи между выходами и входами.</text:span></text:p>
      <text:p text:style-name="P43"><text:span text:style-name="T64">Чаще всего, тут проводят анализ поведения объекта при различных воздействиях.</text:span></text:p>
      <text:p text:style-name="P43"><text:span text:style-name="T64"/></text:p>
      <text:h text:style-name="Heading_20_1" text:outline-level="1"><text:span text:style-name="T65">Возможность и эффективность моделирования систем на эвм.</text:span></text:h>
      <text:p text:style-name="P41"><text:s/><text:span text:style-name="T65">Из-за эвм широко внедрились авналитические методы в исследовании сложых систем.</text:span></text:p>
      <text:p text:style-name="P41"><text:span text:style-name="T65"/></text:p>
      <text:p text:style-name="P44"><text:span text:style-name="T66">Есть 2 группы: универсальные и управляющие. (контроллер и компьютер)</text:span></text:p>
      <text:p text:style-name="P44"><text:span text:style-name="T66">Кроме того, эвм может быть использована как средство расчёта по полученным аналитическим моделям. Тогда могут быть использованы эвм (электронная вычислительная машина) и авм (аналоговая вычислиельная машина)</text:span></text:p>
      <text:p text:style-name="P45"><text:span text:style-name="T67">АВМ ускоряет решение задачи (в простых случаях), но могут возникать погрешности, или такой машины под задачу может не сушествовать.</text:span></text:p>
      <text:p text:style-name="P45"><text:span text:style-name="T67">Перспективно сочетание ЭВМ и АВМ. </text:span><text:span text:style-name="T68">Получаем ГВК (гибридный вычислительный комплекс).</text:span></text:p>
      <text:p text:style-name="P45"><text:span text:style-name="T68"/></text:p>
      <text:p text:style-name="P45"><text:span text:style-name="T68"/></text:p>
      <text:h text:style-name="Heading_20_2" text:outline-level="2"><text:soft-page-break/><text:span text:style-name="T69">Обеспечение моделирования (имитационного)</text:span></text:h>
      <text:p text:style-name="P46"><text:span text:style-name="T70">Надо не только составить модель, но и получить результаты и обработать их. </text:span><text:span text:style-name="T71">Этот процесс может быть длительным очень.</text:span></text:p>
      <text:p text:style-name="P47"><text:span text:style-name="T72">Перечислим:</text:span></text:p>
      <text:list xml:id="list2928332791619962950" text:style-name="L3">
        <text:list-item>
          <text:p text:style-name="P48"><text:span text:style-name="T72">математическое обеспечение. Совокупность математических отношений, описывающих поведение объекта. </text:span><text:span text:style-name="T73">Алгоритмы и тд. </text:span><text:span text:style-name="T74">Алго входа, выхода данных, имитации объекта, обработки результата.</text:span></text:p>
        </text:list-item>
        <text:list-item>
          <text:p text:style-name="P49"><text:span text:style-name="T75">Программное <text:s/>обеспечение. Совокупность программ, которые будут использоваться на каждом из шагов.</text:span></text:p>
        </text:list-item>
        <text:list-item>
          <text:p text:style-name="P50"><text:span text:style-name="T76">Информационное обеспечение. Средства и технология организации БД моделирования, организация массивов, формы документов, описывающих процесс моделирования и его результаты.</text:span></text:p>
        </text:list-item>
        <text:list-item>
          <text:p text:style-name="P51"><text:span text:style-name="T77">Техническое. Это железо, линии коммуникаций и тд.</text:span></text:p>
        </text:list-item>
        <text:list-item>
          <text:p text:style-name="P52"><text:span text:style-name="T78">Эргономическое. Законы о труде, в переводе с </text:span><text:span text:style-name="T80">какого-то языка</text:span><text:span text:style-name="T78">. </text:span><text:span text:style-name="T79">Эргос — работа, номос — закон. </text:span><text:span text:style-name="T81">Совокупность тут методик и методов, а также организационных документов, которые используются на всех этапах моделирования.</text:span></text:p>
        </text:list-item>
      </text:list>
      <text:p text:style-name="P54"><text:span text:style-name="T81"/></text:p>
      <text:h text:style-name="P12" text:outline-level="2"><text:span text:style-name="T82">Преимущества и недостатки имитационного моделирования на ЭВМ</text:span></text:h>
      <text:list xml:id="list4107528471242903312" text:style-name="L4">
        <text:list-item>
          <text:p text:style-name="P86"><text:span text:style-name="T83">Преимущества.</text:span></text:p>
          <text:list>
            <text:list-item>
              <text:p text:style-name="P86"><text:span text:style-name="T83">Машинный эксперимент даёт возможность </text:span><text:span text:style-name="T84">исследования системы S в любых условиях.</text:span></text:p>
            </text:list-item>
            <text:list-item>
              <text:p text:style-name="P87"><text:span text:style-name="T85">Применение ЭВМ в эксперименте существенно сокращает продолжительность испытаний по сравнению с натурным экспериментом.</text:span></text:p>
            </text:list-item>
            <text:list-item>
              <text:p text:style-name="P88"><text:span text:style-name="T86">Имитационная модель позволяет включать результаты натурной системы или её частей для проведения дальнейших исследований.</text:span></text:p>
            </text:list-item>
            <text:list-item>
              <text:p text:style-name="P89"><text:span text:style-name="T87">Имитационная модель обладает гибкостью варьирования структуры, алгоритмов и паманетров моделируемой системы, что важно с точки зрения поиска оптимального варианта системы.</text:span></text:p>
            </text:list-item>
            <text:list-item>
              <text:p text:style-name="P90"><text:span text:style-name="T88">Имитационное моделирование --- зачастую единственный способ моделирования сложных систем на этапе их проектирования.</text:span></text:p>
            </text:list-item>
          </text:list>
        </text:list-item>
        <text:list-item>
          <text:p text:style-name="P91"><text:span text:style-name="T89">Недостатки</text:span></text:p>
          <text:list>
            <text:list-item>
              <text:p text:style-name="P91"><text:span text:style-name="T89">Решение носит ч</text:span><text:span text:style-name="T90">а</text:span><text:span text:style-name="T89">стный <text:s/>характер </text:span><text:span text:style-name="T90">для каких-то начальных условий. </text:span><text:span text:style-name="T91">Поэтому для полного аналази характеристик системы приходится многократно воспроизводить, <text:s/>варьируя условия задачи.</text:span></text:p>
            </text:list-item>
          </text:list>
        </text:list-item>
      </text:list>
      <text:p text:style-name="P92"><text:span text:style-name="T91"/></text:p>
      <text:h text:style-name="Heading_20_2" text:outline-level="2"><text:soft-page-break/><text:span text:style-name="T92">Э</text:span><text:span text:style-name="T93">фф</text:span><text:span text:style-name="T92">ективность машинного моделирования</text:span></text:h>
      <text:p text:style-name="P93"><text:span text:style-name="T94">Есть много критериев.</text:span></text:p>
      <text:p text:style-name="P94"><text:span text:style-name="T95">Точность и достоверность результатов, временем построения и работы с моделью М, затраты машинных ресурсов, стоимость разработки и эксплуаации модели.</text:span></text:p>
      <text:p text:style-name="P94"><text:span text:style-name="T95"/></text:p>
      <text:p text:style-name="P95"><text:span text:style-name="T96">Наилучшее-- сверка с реальными испытании.</text:span></text:p>
      <text:p text:style-name="P95"><text:span text:style-name="T96">Статистический подход позволяет с определённой степенью точности получить некоторые усреднённыехарактеристики поведения системы.</text:span><text:span text:style-name="T97">Существенное влияне на точность – сколько раз вовторили эксперимент. Можно оценить необходимое число реализаций производимого случайного процесса.</text:span></text:p>
      <text:p text:style-name="P95"><text:span text:style-name="T97"/></text:p>
      <text:p text:style-name="P96"><text:span text:style-name="T97">Существенный показатель эффективности – затраты времени на ввод и вывод данных, </text:span><text:span text:style-name="T98">вычислений.</text:span></text:p>
      <text:p text:style-name="P96"><text:span text:style-name="T98"/></text:p>
      <text:p text:style-name="P96"><text:span text:style-name="T98"/></text:p>
      <text:p text:style-name="P96"><text:span text:style-name="T98"/></text:p>
      <text:h text:style-name="Heading_20_1" text:outline-level="1"><text:span text:style-name="T98">Математические схемы моделирования систем.</text:span></text:h>
      <text:p text:style-name="P97"><text:span text:style-name="T99">Пока что отложим.</text:span></text:p>
      <text:p text:style-name="P92"><text:span text:style-name="T90"/></text:p>
      <text:p text:style-name="P92"><text:span text:style-name="T90"/></text:p>
      <text:h text:style-name="Heading_20_1" text:outline-level="1"><text:span text:style-name="T99">Создание моделей в GPSS World.</text:span></text:h>
      <text:p text:style-name="P98"><text:span text:style-name="T100">General purporse simulation system.</text:span></text:p>
      <text:p text:style-name="P99"><text:span text:style-name="T101">Разработан давно ( в 60х гоодах). </text:span><text:span text:style-name="T102">Джеффри Гордон, IBM сделал.</text:span></text:p>
      <text:p text:style-name="P99"><text:span text:style-name="T102"/></text:p>
      <text:p text:style-name="P100"><text:span text:style-name="T103">Любую сложную систему можно представить как совокупность элементарных абстрактных </text:span><text:span text:style-name="T104">объектов</text:span><text:span text:style-name="T103"> – функционирующих процессов моделирования. </text:span></text:p>
      <text:p text:style-name="P100"><text:span text:style-name="T103">Совокупность всех объектов – имитационная модель.</text:span></text:p>
      <text:p text:style-name="P101"><text:span text:style-name="T105">Каждый объект хараетеризуется некоторыми свойствами (СЧА – стандартные числовые аттрибуты).</text:span></text:p>
      <text:p text:style-name="P102"><text:span text:style-name="T106">Основные типы объектов – блоки и транзакты.</text:span></text:p>
      <text:p text:style-name="P102"><text:span text:style-name="T106">Транзакт – заявка на обслуживание, которая двигается по системе </text:span><text:span text:style-name="T107">(динамические объекты). </text:span><text:span text:style-name="T109">Подлежит обработке.</text:span></text:p>
      <text:p text:style-name="P103"><text:span text:style-name="T107">Блоки – статческие объекты ( статические объекты). Канал обслуживания и тд.</text:span></text:p>
      <text:p text:style-name="P103"><text:span text:style-name="T107"/></text:p>
      <text:p text:style-name="P104"><text:soft-page-break/><text:span text:style-name="T108">Моделирование – продвижение многих ранзактов от одного блока к другому. <text:s/></text:span></text:p>
      <text:p text:style-name="P104"><text:span text:style-name="T108">Последовательность блоков показывает направление перемещения транзактов.</text:span></text:p>
      <text:p text:style-name="P53"><text:span text:style-name="T75"/></text:p>
      <text:p text:style-name="P55"><text:span text:style-name="T110">У транзакта есть имя или номер, время создания, текущее модельное время, номер текущего блока, в котором находится, </text:span><text:span text:style-name="T111">номер следующего блока, В который идёт, <text:s/>время начала продвижения, приоритет его,параметры транзакта.</text:span></text:p>
      <text:p text:style-name="P56"><text:span text:style-name="T112">Перемещение от блока к блоку до тех пор, пока:</text:span></text:p>
      <text:p text:style-name="P56"><text:span text:style-name="T112">1) блок реализует задержку на некоторое время транзакта.Ы</text:span></text:p>
      <text:p text:style-name="P57"><text:span text:style-name="T113">2) блок, в который зашли, должен удалять транзакты (окончание системы, например)</text:span></text:p>
      <text:p text:style-name="P57"><text:span text:style-name="T113">3) устройство занято, так что не можем войти.</text:span></text:p>
      <text:p text:style-name="P57"><text:span text:style-name="T113"/></text:p>
      <text:p text:style-name="P58"><text:span text:style-name="T114">Общая схема программы.</text:span></text:p>
      <text:p text:style-name="P58"><text:span text:style-name="T114">Generate → …. → Terminate.</text:span></text:p>
      <text:p text:style-name="P58"><text:span text:style-name="T114"/></text:p>
      <text:p text:style-name="P63"><text:span text:style-name="T115">Устройства. </text:span></text:p>
      <text:p text:style-name="P63"><text:span text:style-name="T115">Аналоги обслуживающих уствройства реальых систем –- 1 <text:s/></text:span><text:span text:style-name="T116">(1 заявка <text:s/>обрабатывается одновременне)</text:span><text:span text:style-name="T115">и много-канальные </text:span><text:span text:style-name="T116">(больше одной) </text:span><text:span text:style-name="T115">уствройства.</text:span></text:p>
      <text:p text:style-name="P59"><text:span text:style-name="T115"/></text:p>
      <text:p text:style-name="P62"><text:span text:style-name="T117">Логические ключи. </text:span></text:p>
      <text:p text:style-name="P62"><text:span text:style-name="T117">2 состояния у объектов: включен и выключен.</text:span></text:p>
      <text:p text:style-name="P60"><text:span text:style-name="T118">Управление ими через транзакты. </text:span><text:span text:style-name="T119">Может вкллючить, или сбросить его .</text:span></text:p>
      <text:p text:style-name="P60"><text:span text:style-name="T119"/></text:p>
      <text:p text:style-name="P61"><text:span text:style-name="T120">Переменные.</text:span></text:p>
      <text:p text:style-name="P64"><text:span text:style-name="T121">Арифметические для вычисления арифмеических выражений. </text:span><text:span text:style-name="T122"># – знак деления. </text:span><text:span text:style-name="T123">Могут привлекаться библиотеки (системные и пользовательсвие</text:span><text:span text:style-name="T124">).</text:span></text:p>
      <text:p text:style-name="P65"><text:span text:style-name="T124">Булевы переменные позволяют проверять несколько </text:span><text:span text:style-name="T125">условий </text:span><text:span text:style-name="T124">одновременно, </text:span><text:span text:style-name="T125">исзожя из состояния обекта и СЧА.</text:span></text:p>
      <text:p text:style-name="P65"><text:span text:style-name="T125"/></text:p>
      <text:p text:style-name="P66"><text:span text:style-name="T126">Функции – объекты GPSS. Можно создавать <text:s/>непрерывную и дискретную связиь. </text:span><text:span text:style-name="T127">Может понадобиться для </text:span><text:span text:style-name="T128">создания случайного закона </text:span><text:span text:style-name="T127">распредения.</text:span></text:p>
      <text:p text:style-name="P41"/>
      <text:p text:style-name="P67"><text:span text:style-name="T129">Ячейки. Сохраняют некоторую численную операцию.. Пишут туда транзакты. </text:span><text:span text:style-name="T130">Выделяют ячейки сохраняемых величин, матрицы ячеек СВ.</text:span></text:p>
      <text:p text:style-name="P68"><text:soft-page-break/><text:span text:style-name="T131">Они глобальны и доступны из любой части мо</text:span><text:span text:style-name="T132">дели.</text:span></text:p>
      <text:p text:style-name="P68"><text:span text:style-name="T132"/></text:p>
      <text:p text:style-name="P69"><text:span text:style-name="T132">Очереди.</text:span></text:p>
      <text:p text:style-name="P70"><text:span text:style-name="T133">Обычно, FIFO. </text:span><text:span text:style-name="T134">Так что о ней только полная статистическая информация.</text:span></text:p>
      <text:p text:style-name="P71"><text:span text:style-name="T135">Можно и другую очередь написать. </text:span><text:span text:style-name="T136">Для этого используются списки пользователей, который помогают осуществить синхронизацию движения разныхт ранзакций модели.</text:span></text:p>
      <text:p text:style-name="P71"><text:span text:style-name="T136"/></text:p>
      <text:p text:style-name="P72"><text:span text:style-name="T137">Таблицы. Собирают и регистрирюуют </text:span><text:span text:style-name="T138">различного </text:span><text:span text:style-name="T137">данные <text:s/></text:span><text:span text:style-name="T138">и статистические операци</text:span></text:p>
      <text:p text:style-name="P41"/>
      <text:p text:style-name="P73"><text:span text:style-name="T138">Операторы:</text:span></text:p>
      <text:p text:style-name="P73"><text:span text:style-name="T139"/></text:p>
      <text:list xml:id="list240027836737101600" text:style-name="L5">
        <text:list-item>
          <text:p text:style-name="P74"><text:span text:style-name="T139">Блоки</text:span></text:p>
        </text:list-item>
        <text:list-item>
          <text:p text:style-name="P74"><text:span text:style-name="T139">Операторы рписания данных</text:span></text:p>
        </text:list-item>
        <text:list-item>
          <text:p text:style-name="P74"><text:span text:style-name="T139">Комманда GPSS</text:span></text:p>
        </text:list-item>
      </text:list>
      <text:p text:style-name="P75"><text:span text:style-name="T140">Для ссылки на числа, блоки и числа – имена – обычное именование </text:span><text:span text:style-name="T141">[</text:span><text:span text:style-name="T140">^</text:span><text:span text:style-name="T141">(</text:span><text:span text:style-name="T140">a-zA-Z</text:span><text:span text:style-name="T141">)</text:span><text:span text:style-name="T140">_1-</text:span><text:span text:style-name="T141">9]{+}</text:span></text:p>
      <text:p text:style-name="P75"><text:span text:style-name="T141"/></text:p>
      <text:p text:style-name="P76"><text:span text:style-name="T142">Опеаторы.</text:span></text:p>
      <text:p text:style-name="P77"><text:span text:style-name="T143">Общий вормат [Метка] оператор операнды [;комментарии]</text:span></text:p>
      <text:p text:style-name="P78"><text:span text:style-name="T144">Метка для goto</text:span></text:p>
      <text:p text:style-name="P78"><text:span text:style-name="T144">Оператор – его имя.</text:span></text:p>
      <text:p text:style-name="P79"><text:span text:style-name="T145">Операнды – фнфа для транзактов. </text:span><text:span text:style-name="T146">Задают инфор, специфичного для данного блока. </text:span><text:span text:style-name="T147">Значение определяет префикс имени блока.</text:span></text:p>
      <text:p text:style-name="P79"><text:span text:style-name="T147"/></text:p>
      <text:h text:style-name="Heading_20_2" text:outline-level="2"><text:span text:style-name="T148">Generate</text:span></text:h>
      <text:p text:style-name="P106"><text:span text:style-name="T150">Вводит транзакты в модель. </text:span><text:span text:style-name="T148">Если ничего не задаём, то функция распределения константа. </text:span></text:p>
      <text:p text:style-name="P105"><text:span text:style-name="T149">Блок Split выдаёт заданное число копий, вошедших в блок.</text:span></text:p>
      <text:p text:style-name="P80"><text:span text:style-name="T151">Generate [a],[b],[c],[d],[e]</text:span></text:p>
      <text:p text:style-name="P81"><text:span text:style-name="T152">a — матожидание интервала поступления транзакций. <text:s/>Default 0. </text:span><text:span text:style-name="T154">Можно стандартный числовой аттбирут. СЧА.</text:span></text:p>
      <text:p text:style-name="P82"><text:span text:style-name="T153">b — разброос. </text:span><text:span text:style-name="T155">Можно СЧА. </text:span><text:span text:style-name="T156">(сигма). </text:span><text:span text:style-name="T159">По умолчанию 0.</text:span></text:p>
      <text:p text:style-name="P83"><text:span text:style-name="T157">C — смещение интервалов, момент времени, в который в блоке появляется первый транзакт. По умолчанию 0.</text:span></text:p>
      <text:p text:style-name="P84"><text:span text:style-name="T158">d — ограничение количества транзактов, который могут войти в блок через данный блок. По умолчанию inf.</text:span></text:p>
      <text:p text:style-name="P85"><text:soft-page-break/><text:span text:style-name="T159">E — уроверь приоритета транзакта. </text:span><text:span text:style-name="T160">(0-127, по умолчанию 0). Для очередей с приоритетами.</text:span></text:p>
      <text:p text:style-name="P85"><text:span text:style-name="T160"/></text:p>
      <text:h text:style-name="Heading_20_2" text:outline-level="2"><text:span text:style-name="T161">Блок Terminate</text:span></text:h>
      <text:p text:style-name="P107"><text:span text:style-name="T161">Освобождается память, выделенная под транзакт. </text:span><text:span text:style-name="T162">В модели может быть сколько-угодно может быть этих блоков.</text:span></text:p>
      <text:p text:style-name="P108"><text:span text:style-name="T163">Параметры: </text:span></text:p>
      <text:p text:style-name="P108"><text:span text:style-name="T163">A – задаёт величину уменьшения счётчика <text:s/>завершения. По умолчанию 0.</text:span></text:p>
      <text:p text:style-name="P84"><text:span text:style-name="T1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842</meta:editing-cycles>
    <meta:creation-date>2012-10-08T07:35:00</meta:creation-date>
    <dc:date>2013-09-10T09:43:31</dc:date>
    <meta:editing-duration>PT20H2M</meta:editing-duration>
    <meta:generator>LibreOffice/4.0.2.2$Linux_X86_64 LibreOffice_project/400m0$Build-2</meta:generator>
    <meta:document-statistic meta:table-count="0" meta:image-count="0" meta:object-count="0" meta:page-count="9" meta:paragraph-count="143" meta:word-count="1700" meta:character-count="13294" meta:non-whitespace-character-count="117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